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e57" officeooo:paragraph-rsid="001b0e57"/>
    </style:style>
    <style:style style:name="P2" style:family="paragraph" style:parent-style-name="Standard">
      <style:text-properties officeooo:rsid="001b84b5" officeooo:paragraph-rsid="001b84b5"/>
    </style:style>
    <style:style style:name="P3" style:family="paragraph" style:parent-style-name="Standard">
      <style:text-properties officeooo:rsid="001be960" officeooo:paragraph-rsid="001be960"/>
    </style:style>
    <style:style style:name="P4" style:family="paragraph" style:parent-style-name="Standard">
      <style:text-properties officeooo:rsid="001be960" officeooo:paragraph-rsid="001ed20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be960" officeooo:paragraph-rsid="001be960" style:font-size-asian="16pt" style:font-weight-asian="bold" style:font-size-complex="16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be960" officeooo:paragraph-rsid="001be960" style:font-weight-asian="bold" style:font-weight-complex="bold"/>
    </style:style>
    <style:style style:name="P7" style:family="paragraph" style:parent-style-name="Standard">
      <style:text-properties officeooo:rsid="001ed205" officeooo:paragraph-rsid="001ed205"/>
    </style:style>
    <style:style style:name="P8" style:family="paragraph" style:parent-style-name="Standard">
      <style:text-properties officeooo:rsid="00215ced" officeooo:paragraph-rsid="00215ced"/>
    </style:style>
    <style:style style:name="P9" style:family="paragraph" style:parent-style-name="Standard">
      <style:text-properties officeooo:rsid="00215ced" officeooo:paragraph-rsid="001ed205"/>
    </style:style>
    <style:style style:name="P10" style:family="paragraph" style:parent-style-name="Standard">
      <style:text-properties officeooo:rsid="0022e359" officeooo:paragraph-rsid="0022e35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687e"/>
    </style:style>
    <style:style style:name="T3" style:family="text">
      <style:text-properties officeooo:rsid="001ed205"/>
    </style:style>
    <style:style style:name="T4" style:family="text">
      <style:text-properties officeooo:rsid="0022e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N 5’3’ &gt;&gt;&gt; transcripción &gt;&gt; ARN 3’5’ &gt;&gt;&gt; se invierte &gt;&gt; 5’3’&gt;&gt;traducción &gt;&gt; Proteína</text:p>
      <text:p text:style-name="P1"/>
      <text:p text:style-name="P1"/>
      <text:p text:style-name="P2">ARNinmaduro(Ex+In)&gt;&gt;&gt;splicing alternativo &gt;&gt;ARNmaduro(Ex)</text:p>
      <text:p text:style-name="P2"/>
      <text:p text:style-name="P5">Patrones de Herencia</text:p>
      <text:p text:style-name="P3"/>
      <text:p text:style-name="P3"><text:span text:style-name="T1">Homocigoto</text:span>: cuando tiene los 2 alelos de un mismo gen iguales</text:p>
      <text:p text:style-name="P3"><text:span text:style-name="T1">Heterocigoto</text:span>: cuando son diferentes</text:p>
      <text:p text:style-name="P3"/>
      <text:p text:style-name="P6">- Criterios de clasificación</text:p>
      <text:p text:style-name="P3">. Según la localización cromosómica</text:p>
      <text:p text:style-name="P3"><text:tab/>. Herencia autosómica: el gen se localiza en las autosomas(cromosomas no sexuales, en los humanos del 1 al 22)</text:p>
      <text:p text:style-name="P3"><text:tab/>. Herencia ligada al sexo: se localiza en el cromosoma sexual (nº23) </text:p>
      <text:p text:style-name="P3"><text:tab/>(. Herencia mitocondrial)</text:p>
      <text:p text:style-name="P3"/>
      <text:p text:style-name="P3">. Según el número de copias de alelos que determinan <text:span text:style-name="T2">el </text:span>caracter</text:p>
      <text:p text:style-name="P3"><text:tab/>. Herencia dominante: la presencia de un alelo determina <text:span text:style-name="T2">el caracter</text:span></text:p>
      <text:p text:style-name="P3"><text:tab/>. Herencia recesiva: se necesita la presencia de los dos alelos para producir la enfermedad</text:p>
      <text:p text:style-name="P3"><text:tab/>. <text:span text:style-name="T2">H co-dominante</text:span></text:p>
      <text:p text:style-name="P3"><text:tab/>. <text:span text:style-name="T2">H intermedia</text:span></text:p>
      <text:p text:style-name="P7"/>
      <text:p text:style-name="P7">Cuadros de Punset</text:p>
      <text:p text:style-name="P7"><text:tab/>V</text:p>
      <text:p text:style-name="P4"><text:span text:style-name="T3">4.</text:span></text:p>
      <text:p text:style-name="P4"><text:tab/><text:span text:style-name="T3">M<text:tab/>m</text:span></text:p>
      <text:p text:style-name="P7">M<text:tab/>MM <text:s text:c="4"/>Mm</text:p>
      <text:p text:style-name="P7">m<text:tab/>Mm <text:s text:c="4"/>mm</text:p>
      <text:p text:style-name="P7"/>
      <text:p text:style-name="P7">50%Mm <text:s/>25%MM 25%mm</text:p>
      <text:p text:style-name="P7"/>
      <text:p text:style-name="P7">5.</text:p>
      <text:p text:style-name="P7"/>
      <text:p text:style-name="P7"><text:tab/>M<text:tab/>m</text:p>
      <text:p text:style-name="P7">m<text:tab/>Mm <text:s text:c="4"/>mm</text:p>
      <text:p text:style-name="P7">m <text:s text:c="7"/>Mm <text:s text:c="5"/>mm</text:p>
      <text:p text:style-name="P7"/>
      <text:p text:style-name="P7">50%Mm <text:s/>50%mm</text:p>
      <text:p text:style-name="P7"/>
      <text:p text:style-name="P7"/>
      <text:p text:style-name="P9"><text:tab/>X<text:span text:style-name="T4">+</text:span><text:tab/>X+</text:p>
      <text:p text:style-name="P8">X<text:span text:style-name="T4">+</text:span><text:tab/><text:span text:style-name="T4">X+X+<text:tab/>X+X+</text:span></text:p>
      <text:p text:style-name="P8">Y <text:s text:c="8"/><text:span text:style-name="T4">X+Y<text:tab/>X+Y</text:span></text:p>
      <text:p text:style-name="P8"/>
      <text:p text:style-name="P1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1:48.150129697</meta:creation-date>
    <dc:date>2018-10-22T18:17:33.488800794</dc:date>
    <meta:editing-duration>PT42M2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30" meta:word-count="157" meta:character-count="934" meta:non-whitespace-character-count="761"/>
  </office:meta>
</office:document-meta>
</file>